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dbbb"/>
    </style:style>
    <style:style style:name="P2" style:family="paragraph" style:parent-style-name="Preformatted_20_Text">
      <style:text-properties officeooo:paragraph-rsid="001d0276"/>
    </style:style>
    <style:style style:name="P3" style:family="paragraph" style:parent-style-name="Preformatted_20_Text">
      <style:text-properties officeooo:paragraph-rsid="00202a37"/>
    </style:style>
    <style:style style:name="P4" style:family="paragraph" style:parent-style-name="Preformatted_20_Text">
      <style:text-properties officeooo:paragraph-rsid="00221757"/>
    </style:style>
    <style:style style:name="T1" style:family="text">
      <style:text-properties style:font-name="Liberation Mono" fo:font-size="10pt" officeooo:rsid="00174757" style:font-name-asian="NSimSun1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18cccd" style:font-name-asian="NSimSun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a6fbe" style:font-name-asian="NSimSun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74757" fo:background-color="#ffff00" loext:char-shading-value="0" style:font-name-asian="NSimSun1" style:font-size-asian="10pt" style:font-name-complex="Liberation Mono" style:font-size-complex="10pt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cccd"/>
    </style:style>
    <style:style style:name="T7" style:family="text">
      <style:text-properties officeooo:rsid="001d0276"/>
    </style:style>
    <style:style style:name="T8" style:family="text">
      <style:text-properties officeooo:rsid="001e8e0e"/>
    </style:style>
    <style:style style:name="T9" style:family="text">
      <style:text-properties officeooo:rsid="00202a37"/>
    </style:style>
    <style:style style:name="T10" style:family="text">
      <style:text-properties officeooo:rsid="00221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Automated ELK Stack Deployment<text:line-break/><text:line-break/>The files in this repository were used to configure the network depicted below.<text:line-break/><text:line-break/><text:span text:style-name="T5">![TODO: Update the path with the name of your diagram](Images/diagram_filename.png)</text:span><text:line-break/><text:line-break/>These files have been tested and used to generate a live ELK deployment on Azure. They can be used to either recreate the entire deployment pictured above. Alternatively, select portions of the <text:span text:style-name="T4">YAML</text:span> file may be used to install only certain pieces of it, such as Filebeat.<text:line-break/><text:line-break/> <text:s/><text:span text:style-name="T5">- _TODO: Enter the playbook file._</text:span><text:line-break/><text:line-break/>This document contains the following details:<text:line-break/>- Description of the Topologu<text:line-break/>- Access Policies<text:line-break/>- ELK Configuration<text:line-break/> <text:s/>- Beats in Use<text:line-break/> <text:s/>- Machines Being Monitored<text:line-break/>- How to Use the Ansible Build<text:line-break/><text:line-break/><text:line-break/>### Description of the Topology<text:line-break/><text:line-break/>The main purpose of this network is to expose a load-balanced and monitored instance of DVWA, the D*mn Vulnerable Web Application.<text:line-break/><text:line-break/>Load balancing ensures that the application will be highly <text:span text:style-name="T1">available</text:span>, in addition to restricting <text:span text:style-name="T1">inbound access</text:span> to the network.<text:line-break/><text:span text:style-name="T5">- _TODO: What aspect of security do load balancers protect? What is the advantage of a jump box?_</text:span><text:line-break/><text:line-break/>Integrating an ELK server allows users to easily monitor the vulnerable VMs for changes to the <text:span text:style-name="T6">V</text:span><text:span text:style-name="T3">M</text:span><text:span text:style-name="T6">s filesystems</text:span> and system <text:span text:style-name="T2">stats such as CPU usage</text:span>.<text:line-break/><text:span text:style-name="T5">- _TODO: What does Filebeat watch for?_<text:line-break/>- _TODO: What does Metricbeat record?_</text:span><text:line-break/><text:line-break/>The configuration details of each machine may be found below.<text:line-break/>_Note: Use the [Markdown Table Generator](http://www.tablesgenerator.com/markdown_tables) to add/remove values from the table_.<text:line-break/><text:line-break/>| Name <text:s text:c="6"/>| Function <text:s text:c="2"/>| IP Address | Operating System |</text:p>
      <text:p text:style-name="P1">|------------|------------|------------|------------------|</text:p>
      <text:p text:style-name="P1">| Jump Box <text:s text:c="2"/>| Gateway <text:s text:c="3"/>| 10.0.0.4 <text:s text:c="2"/>| Linux <text:s text:c="11"/>|</text:p>
      <text:p text:style-name="P1">| Web-1 <text:s text:c="5"/>| Web server | 10.0.0.7 <text:s text:c="2"/>| Linux <text:s text:c="11"/>|</text:p>
      <text:p text:style-name="P1">| Web-2 <text:s text:c="5"/>| Web server | 10.0.0.9 <text:s text:c="2"/>| Linux <text:s text:c="11"/>|</text:p>
      <text:p text:style-name="P1">| DVWA-VM2 <text:s text:c="2"/>| Redundancy | 10.0.0.11 <text:s/>| Linux <text:s text:c="11"/>|</text:p>
      <text:p text:style-name="P2">| Elk-Server | Monitoring | 10.1.0.4 <text:s text:c="2"/>| Linux <text:s text:c="11"/>|<text:line-break/><text:line-break/>### Access Policies<text:line-break/><text:line-break/>The machines on the internal network are not exposed to the public Internet. <text:line-break/><text:line-break/>Only the <text:span text:style-name="T3">jump box</text:span> machine can accept connections from the Internet.<text:line-break/><text:line-break/>Machines within the network can only be accessed by <text:span text:style-name="T3">each other</text:span>. <text:span text:style-name="T7">Web-1, Web-2 and DVWA-VM2 send traffic to the Elk server.</text:span><text:line-break/><text:line-break/><text:soft-page-break/>A summary of the access policies in place can be found in the table below.<text:line-break/><text:line-break/>| Name <text:s text:c="6"/>| Publicly Accessible | IP Address <text:s/>|</text:p>
      <text:p text:style-name="P2">|------------|---------------------|-------------|</text:p>
      <text:p text:style-name="P2">| Jump Box <text:s text:c="2"/>| Yes <text:s text:c="16"/>| **.**.*.*** |</text:p>
      <text:p text:style-name="P2">| Web-1 <text:s text:c="5"/>| No <text:s text:c="17"/>| 10.0.0.0/16 |</text:p>
      <text:p text:style-name="P2">| Web-2 <text:s text:c="5"/>| No <text:s text:c="17"/>| 10.0.0.0/16 |</text:p>
      <text:p text:style-name="P2">| DVWA-VM2 <text:s text:c="2"/>| No <text:s text:c="17"/>| 10.0.0.0/16 |</text:p>
      <text:p text:style-name="P3">| Elk-Server | No <text:s text:c="17"/>| 10.1.0.0/16 |<text:line-break/><text:line-break/>### Elk Configuration<text:line-break/><text:line-break/>Ansible was used to automate configuration of the ELK machine. No configuration was performed manually, which is advantageous because <text:span text:style-name="T8">we can scale the infrastructure as needed and be up and running in minutes.</text:span><text:line-break/><text:line-break/>The playbook implements the following tasks:<text:line-break/><text:line-break/><text:line-break/>The following screenshot displays the result of running `docker ps` after successfully configuring the ELK instance.<text:line-break/><text:tab/>- <text:span text:style-name="T9">Download and install docker.io, python3 and docker python module.</text:span></text:p>
      <text:p text:style-name="P3"><text:tab/>- <text:span text:style-name="T9">Increase the available virtual memory and set use.</text:span></text:p>
      <text:p text:style-name="P3"><text:tab/>- <text:span text:style-name="T9">Download and launch a docker elk container.</text:span></text:p>
      <text:p text:style-name="P3"><text:line-break/><text:span text:style-name="T5">![TODO: Update the path with the name of your screenshot of docker ps output](Images/docker_ps_output.png)</text:span><text:line-break/><text:line-break/>### Target Machines &amp; Beats<text:line-break/>This ELK server is configured to monitor the following machines:<text:line-break/> - <text:span text:style-name="T9">Web-1, 10.0.0.7</text:span></text:p>
      <text:p text:style-name="P3"><text:s/>- <text:span text:style-name="T9">Web-2, 10.0.0.9</text:span></text:p>
      <text:p text:style-name="P4"><text:s/>- <text:span text:style-name="T9">DVWA-VM2 (redundancy), 10.0.0.11</text:span><text:line-break/><text:line-break/>We have installed the following Beats on these machines:<text:line-break/> - <text:span text:style-name="T10">Filebeat</text:span></text:p>
      <text:p text:style-name="P4"><text:s/>- <text:span text:style-name="T10">Metricbeat</text:span><text:line-break/><text:line-break/>These Beats allow us to collect the following information from each machine:<text:line-break/> - Filebeat: Filebeat detects changes to the filesystem. Specifically, we use it to collect Apache logs.</text:p>
      <text:p text:style-name="P4"><text:s/>- Metricbeat: Metricbeat detects changes in system metrics, such as CPU usage. We use it to detect SSH login attempts, failed sudo escalations, and CPU/RAM statistics.</text:p>
      <text:p text:style-name="P4"><text:line-break/>### Using the Playbook<text:line-break/>In order to use the playbook, you will need to have an Ansible control node already configured. Assuming you have such a control node provisioned: <text:line-break/><text:line-break/>SSH into the control node and follow the steps below:<text:line-break/>- Copy the _____ file to _____.<text:line-break/>- Update the _____ file to include...<text:line-break/>- Run the playbook, and navigate to ____ to check that the installation worked as expected.<text:line-break/><text:line-break/>_TODO: Answer the following questions to fill in the blanks:_<text:line-break/>- _Which file is the playbook? Where do you copy it?_<text:line-break/>- _Which file do you update to make Ansible run the playbook on a specific machine? How do I specify which machine to install the ELK server on versus which to install <text:soft-page-break/>Filebeat on?_<text:line-break/>- _Which URL do you navigate to in order to check that the ELK server is running?<text:line-break/><text:line-break/>_As a **Bonus**, provide the specific commands the user will need to run to download the playbook, update the files, etc.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4T11:35:08.602000000</dc:date>
    <meta:editing-duration>PT47M54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21" meta:word-count="765" meta:character-count="4815" meta:non-whitespace-character-count="3835"/>
  </office:meta>
</office:document-meta>
</file>